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Rounded_20_short_20_Arrow" draw:marker-end-width="0.6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1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.6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87cm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svg:stroke-color="#000000" draw:marker-end="Rounded_20_short_20_Arrow" draw:marker-end-width="0.6cm" draw:fill="none" draw:textarea-vertical-align="middle"/>
    </style:style>
    <style:style style:name="gr12" style:family="graphic" style:parent-style-name="objectwithoutfill">
      <style:graphic-properties svg:stroke-color="#ff0000" draw:marker-end="Rounded_20_short_20_Arrow" draw:marker-end-width="0.6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38cm"/>
    </style:style>
    <style:style style:name="gr14" style:family="graphic" style:parent-style-name="objectwithoutfill">
      <style:graphic-properties svg:stroke-color="#0000dc" draw:marker-end="Rounded_20_short_20_Arrow" draw:marker-end-width="0.6cm" draw:fill="none" draw:textarea-vertical-align="middle"/>
    </style:style>
    <style:style style:name="gr15" style:family="graphic" style:parent-style-name="objectwithoutfill">
      <style:graphic-properties svg:stroke-color="#009e4f" draw:marker-end="Rounded_20_short_20_Arrow" draw:marker-end-width="0.6cm" draw:fill="none" draw:textarea-vertical-align="middle"/>
    </style:style>
    <style:style style:name="gr16" style:family="graphic" style:parent-style-name="standard">
      <style:graphic-properties svg:stroke-color="#ff0000" draw:fill="solid" draw:fill-color="#ff0000" draw:textarea-vertical-align="middle" draw:auto-grow-height="false" fo:min-height="2.024cm" fo:min-width="1.327cm"/>
    </style:style>
    <style:style style:name="gr17" style:family="graphic" style:parent-style-name="standard">
      <style:graphic-properties svg:stroke-color="#0000dc" draw:fill="solid" draw:fill-color="#0000dc" draw:textarea-vertical-align="middle" draw:auto-grow-height="false" fo:min-height="2.024cm" fo:min-width="1.327cm"/>
    </style:style>
    <style:style style:name="pr1" style:family="presentation" style:parent-style-name="Alizarin0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ce181e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 draw:fill-color="#0000dc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18pt" style:font-size-asian="16pt" style:font-size-complex="18pt"/>
    </style:style>
    <style:style style:name="T3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g>
          <draw:line draw:style-name="gr1" draw:text-style-name="P1" draw:layer="layout" svg:x1="2cm" svg:y1="18.54cm" svg:x2="11.45cm" svg:y2="18.54cm">
            <text:p/>
          </draw:line>
          <draw:line draw:style-name="gr1" draw:text-style-name="P1" draw:layer="layout" svg:x1="2cm" svg:y1="15.591cm" svg:x2="11.45cm" svg:y2="15.591cm">
            <text:p/>
          </draw:line>
          <draw:line draw:style-name="gr1" draw:text-style-name="P1" draw:layer="layout" svg:x1="2cm" svg:y1="11.66cm" svg:x2="11.45cm" svg:y2="11.66cm">
            <text:p/>
          </draw:line>
          <draw:line draw:style-name="gr1" draw:text-style-name="P1" draw:layer="layout" svg:x1="2cm" svg:y1="7.011cm" svg:x2="11.45cm" svg:y2="7.011cm">
            <text:p/>
          </draw:line>
          <draw:line draw:style-name="gr1" draw:text-style-name="P1" draw:layer="layout" svg:x1="2cm" svg:y1="1.757cm" svg:x2="11.45cm" svg:y2="1.757cm">
            <text:p/>
          </draw:line>
          <draw:line draw:style-name="gr1" draw:text-style-name="P1" draw:layer="layout" svg:x1="16.1cm" svg:y1="14.344cm" svg:x2="25.55cm" svg:y2="14.344cm">
            <text:p/>
          </draw:line>
          <draw:line draw:style-name="gr1" draw:text-style-name="P1" draw:layer="layout" svg:x1="16.1cm" svg:y1="9.279cm" svg:x2="25.55cm" svg:y2="9.279cm">
            <text:p/>
          </draw:line>
          <draw:line draw:style-name="gr1" draw:text-style-name="P1" draw:layer="layout" svg:x1="16.1cm" svg:y1="4.101cm" svg:x2="25.55cm" svg:y2="4.101cm">
            <text:p/>
          </draw:line>
          <draw:line draw:style-name="gr2" draw:text-style-name="P1" draw:layer="layout" svg:x1="19.957cm" svg:y1="4.101cm" svg:x2="19.957cm" svg:y2="9.279cm">
            <text:p/>
          </draw:line>
          <draw:line draw:style-name="gr2" draw:text-style-name="P1" draw:layer="layout" svg:x1="8.452cm" svg:y1="7.011cm" svg:x2="8.414cm" svg:y2="11.66cm">
            <text:p/>
          </draw:line>
          <draw:line draw:style-name="gr2" draw:text-style-name="P1" draw:layer="layout" svg:x1="6.033cm" svg:y1="11.66cm" svg:x2="6.033cm" svg:y2="15.591cm">
            <text:p/>
          </draw:line>
          <draw:line draw:style-name="gr2" draw:text-style-name="P1" draw:layer="layout" svg:x1="4.634cm" svg:y1="15.591cm" svg:x2="4.634cm" svg:y2="18.54cm">
            <text:p/>
          </draw:line>
          <draw:line draw:style-name="gr2" draw:text-style-name="P1" draw:layer="layout" svg:x1="5.617cm" svg:y1="1.708cm" svg:x2="5.579cm" svg:y2="7.171cm">
            <text:p/>
          </draw:line>
          <draw:line draw:style-name="gr2" draw:text-style-name="P1" draw:layer="layout" svg:x1="22.815cm" svg:y1="9.279cm" svg:x2="22.777cm" svg:y2="14.344cm">
            <text:p/>
          </draw:line>
          <draw:line draw:style-name="gr2" draw:text-style-name="P1" draw:layer="layout" svg:x1="19.036cm" svg:y1="14.344cm" svg:x2="11.45cm" svg:y2="18.54cm">
            <text:p/>
          </draw:line>
          <draw:line draw:style-name="gr2" draw:text-style-name="P1" draw:layer="layout" svg:x1="16.516cm" svg:y1="14.344cm" svg:x2="11.45cm" svg:y2="15.591cm">
            <text:p/>
          </draw:line>
          <draw:line draw:style-name="gr2" draw:text-style-name="P1" draw:layer="layout" svg:x1="16.402cm" svg:y1="9.279cm" svg:x2="11.45cm" svg:y2="11.66cm">
            <text:p/>
          </draw:line>
          <draw:line draw:style-name="gr2" draw:text-style-name="P1" draw:layer="layout" svg:x1="17.121cm" svg:y1="9.279cm" svg:x2="11.45cm" svg:y2="15.308cm">
            <text:p/>
          </draw:line>
          <draw:frame draw:style-name="gr3" draw:text-style-name="P2" draw:layer="layout" svg:width="1.67cm" svg:height="1.133cm" svg:x="1.8cm" svg:y="17.312cm">
            <draw:text-box>
              <text:p>0<text:span text:style-name="T1">1</text:span>+</text:p>
            </draw:text-box>
          </draw:frame>
          <draw:frame draw:style-name="gr3" draw:text-style-name="P2" draw:layer="layout" svg:width="1.67cm" svg:height="1.133cm" svg:x="1.8cm" svg:y="14.212cm">
            <draw:text-box>
              <text:p>2<text:span text:style-name="T1">1</text:span>+</text:p>
            </draw:text-box>
          </draw:frame>
          <draw:frame draw:style-name="gr3" draw:text-style-name="P2" draw:layer="layout" svg:width="1.67cm" svg:height="1.133cm" svg:x="1.8cm" svg:y="5.779cm">
            <draw:text-box>
              <text:p>6<text:span text:style-name="T1">1</text:span>+</text:p>
            </draw:text-box>
          </draw:frame>
          <draw:frame draw:style-name="gr3" draw:text-style-name="P2" draw:layer="layout" svg:width="1.67cm" svg:height="1.133cm" svg:x="1.8cm" svg:y="10.206cm">
            <draw:text-box>
              <text:p>4<text:span text:style-name="T1">1</text:span>+</text:p>
            </draw:text-box>
          </draw:frame>
          <draw:frame draw:style-name="gr4" draw:text-style-name="P2" draw:layer="layout" svg:width="2.169cm" svg:height="1.725cm" svg:x="1.8cm" svg:y="0.504cm">
            <draw:text-box>
              <text:p>8<text:span text:style-name="T1">1</text:span><text:span text:style-name="T2">+</text:span></text:p>
            </draw:text-box>
          </draw:frame>
          <draw:frame draw:style-name="gr3" draw:text-style-name="P2" draw:layer="layout" svg:width="1.67cm" svg:height="1.133cm" svg:x="24.2cm" svg:y="13.078cm">
            <draw:text-box>
              <text:p>2<text:span text:style-name="T1">2</text:span>+</text:p>
            </draw:text-box>
          </draw:frame>
          <draw:frame draw:style-name="gr3" draw:text-style-name="P2" draw:layer="layout" svg:width="1.67cm" svg:height="1.133cm" svg:x="24.2cm" svg:y="7.975cm">
            <draw:text-box>
              <text:p>4<text:span text:style-name="T1">2</text:span>+</text:p>
            </draw:text-box>
          </draw:frame>
          <draw:frame draw:style-name="gr3" draw:text-style-name="P2" draw:layer="layout" svg:width="1.67cm" svg:height="1.133cm" svg:x="24.2cm" svg:y="2.836cm">
            <draw:text-box>
              <text:p>6<text:span text:style-name="T1">2</text:span>+</text:p>
            </draw:text-box>
          </draw:frame>
          <draw:frame draw:style-name="gr5" draw:text-style-name="P2" draw:layer="layout" svg:width="0.904cm" svg:height="0.988cm" svg:x="0.6cm" svg:y="18.068cm">
            <draw:text-box>
              <text:p>1</text:p>
            </draw:text-box>
          </draw:frame>
          <draw:frame draw:style-name="gr6" draw:text-style-name="P2" draw:layer="layout" svg:width="0.904cm" svg:height="0.988cm" svg:x="0.6cm" svg:y="15.006cm">
            <draw:text-box>
              <text:p>2</text:p>
            </draw:text-box>
          </draw:frame>
          <draw:frame draw:style-name="gr5" draw:text-style-name="P2" draw:layer="layout" svg:width="0.904cm" svg:height="0.988cm" svg:x="0.6cm" svg:y="6.431cm">
            <draw:text-box>
              <text:p>4</text:p>
            </draw:text-box>
          </draw:frame>
          <draw:frame draw:style-name="gr5" draw:text-style-name="P2" draw:layer="layout" svg:width="0.904cm" svg:height="0.988cm" svg:x="0.6cm" svg:y="11.193cm">
            <draw:text-box>
              <text:p>3</text:p>
            </draw:text-box>
          </draw:frame>
          <draw:frame draw:style-name="gr5" draw:text-style-name="P2" draw:layer="layout" svg:width="0.904cm" svg:height="0.988cm" svg:x="0.6cm" svg:y="1.254cm">
            <draw:text-box>
              <text:p>5</text:p>
            </draw:text-box>
          </draw:frame>
          <draw:frame draw:style-name="gr5" draw:text-style-name="P2" draw:layer="layout" svg:width="0.904cm" svg:height="0.988cm" svg:x="25.8cm" svg:y="13.759cm">
            <draw:text-box>
              <text:p>6</text:p>
            </draw:text-box>
          </draw:frame>
          <draw:frame draw:style-name="gr5" draw:text-style-name="P2" draw:layer="layout" svg:width="0.904cm" svg:height="0.988cm" svg:x="25.8cm" svg:y="8.783cm">
            <draw:text-box>
              <text:p>7</text:p>
            </draw:text-box>
          </draw:frame>
          <draw:frame draw:style-name="gr5" draw:text-style-name="P2" draw:layer="layout" svg:width="0.904cm" svg:height="0.988cm" svg:x="25.8cm" svg:y="3.559cm">
            <draw:text-box>
              <text:p>8</text:p>
            </draw:text-box>
          </draw:frame>
          <draw:frame draw:style-name="gr7" draw:text-style-name="P3" draw:layer="layout" svg:width="3.084cm" svg:height="0.988cm" svg:x="5.066cm" svg:y="16.75cm">
            <draw:text-box>
              <text:p><text:span text:style-name="T3">328 keV</text:span></text:p>
            </draw:text-box>
          </draw:frame>
          <draw:frame draw:style-name="gr7" draw:text-style-name="P3" draw:layer="layout" svg:width="3.084cm" svg:height="0.988cm" svg:x="15.195cm" svg:y="16.826cm">
            <draw:text-box>
              <text:p><text:span text:style-name="T3">622 keV</text:span></text:p>
            </draw:text-box>
          </draw:frame>
          <draw:frame draw:style-name="gr7" draw:text-style-name="P3" draw:layer="layout" svg:width="3.084cm" svg:height="0.988cm" svg:x="2.949cm" svg:y="13.224cm">
            <draw:text-box>
              <text:p><text:span text:style-name="T3">483 keV</text:span></text:p>
            </draw:text-box>
          </draw:frame>
          <draw:frame draw:style-name="gr8" draw:text-style-name="P3" draw:layer="layout" svg:width="3.69cm" svg:height="0.988cm" svg:x="12.587cm" svg:y="15.308cm">
            <draw:text-box>
              <text:p><text:span text:style-name="T3">293.5 keV</text:span></text:p>
            </draw:text-box>
          </draw:frame>
          <draw:frame draw:style-name="gr7" draw:text-style-name="P3" draw:layer="layout" svg:width="3.084cm" svg:height="0.988cm" svg:x="19.428cm" svg:y="11.383cm">
            <draw:text-box>
              <text:p><text:span text:style-name="T3">608 keV</text:span></text:p>
            </draw:text-box>
          </draw:frame>
          <draw:frame draw:style-name="gr7" draw:text-style-name="P3" draw:layer="layout" svg:width="3.084cm" svg:height="0.988cm" svg:x="4.914cm" svg:y="8.775cm">
            <draw:text-box>
              <text:p><text:span text:style-name="T3">600 keV</text:span></text:p>
            </draw:text-box>
          </draw:frame>
          <draw:frame draw:style-name="gr9" draw:text-style-name="P2" draw:layer="layout" svg:width="3.487cm" svg:height="0.988cm" svg:x="7.963cm" svg:y="0.769cm">
            <draw:text-box>
              <text:p>2099 keV</text:p>
            </draw:text-box>
          </draw:frame>
          <draw:frame draw:style-name="gr9" draw:text-style-name="P2" draw:layer="layout" svg:width="3.487cm" svg:height="0.988cm" svg:x="7.963cm" svg:y="6.023cm">
            <draw:text-box>
              <text:p>1411 keV</text:p>
            </draw:text-box>
          </draw:frame>
          <draw:frame draw:style-name="gr7" draw:text-style-name="P2" draw:layer="layout" svg:width="3.084cm" svg:height="0.988cm" svg:x="8.414cm" svg:y="10.672cm">
            <draw:text-box>
              <text:p>811 keV</text:p>
            </draw:text-box>
          </draw:frame>
          <draw:frame draw:style-name="gr6" draw:text-style-name="P2" draw:layer="layout" svg:width="3.487cm" svg:height="0.988cm" svg:x="7.963cm" svg:y="14.603cm">
            <draw:text-box>
              <text:p>328 keV</text:p>
            </draw:text-box>
          </draw:frame>
          <draw:frame draw:style-name="gr6" draw:text-style-name="P2" draw:layer="layout" svg:width="3.487cm" svg:height="0.988cm" svg:x="16.1cm" svg:y="3.113cm">
            <draw:text-box>
              <text:p>1925 keV</text:p>
            </draw:text-box>
          </draw:frame>
          <draw:frame draw:style-name="gr9" draw:text-style-name="P2" draw:layer="layout" svg:width="3.487cm" svg:height="0.988cm" svg:x="16.1cm" svg:y="8.291cm">
            <draw:text-box>
              <text:p>1229 keV</text:p>
            </draw:text-box>
          </draw:frame>
          <draw:frame draw:style-name="gr7" draw:text-style-name="P2" draw:layer="layout" svg:width="3.084cm" svg:height="0.988cm" svg:x="16.1cm" svg:y="13.356cm">
            <draw:text-box>
              <text:p>622 keV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1T0" presentation:use-date-time-name="dtd1">
        <office:forms form:automatic-focus="false" form:apply-design-mode="false"/>
        <draw:line draw:style-name="gr1" draw:text-style-name="P1" draw:layer="layout" svg:x1="2cm" svg:y1="18.54cm" svg:x2="11.45cm" svg:y2="18.54cm">
          <text:p/>
        </draw:line>
        <draw:line draw:style-name="gr1" draw:text-style-name="P1" draw:layer="layout" svg:x1="2cm" svg:y1="15.591cm" svg:x2="11.45cm" svg:y2="15.591cm">
          <text:p/>
        </draw:line>
        <draw:line draw:style-name="gr1" draw:text-style-name="P1" draw:layer="layout" svg:x1="14.635cm" svg:y1="10.741cm" svg:x2="24.085cm" svg:y2="10.741cm">
          <text:p/>
        </draw:line>
        <draw:line draw:style-name="gr11" draw:text-style-name="P1" draw:layer="layout" svg:x1="4.634cm" svg:y1="15.591cm" svg:x2="4.634cm" svg:y2="18.54cm">
          <text:p/>
        </draw:line>
        <draw:line draw:style-name="gr11" draw:text-style-name="P1" draw:layer="layout" svg:x1="17.829cm" svg:y1="10.95cm" svg:x2="11.45cm" svg:y2="18.54cm">
          <text:p/>
        </draw:line>
        <draw:line draw:style-name="gr11" draw:text-style-name="P1" draw:layer="layout" svg:x1="15.468cm" svg:y1="10.741cm" svg:x2="11.45cm" svg:y2="15.591cm">
          <text:p/>
        </draw:line>
        <draw:frame draw:style-name="gr3" draw:text-style-name="P2" draw:layer="layout" svg:width="1.67cm" svg:height="1.133cm" svg:x="1.8cm" svg:y="17.312cm">
          <draw:text-box>
            <text:p>0<text:span text:style-name="T1">1</text:span>+</text:p>
          </draw:text-box>
        </draw:frame>
        <draw:frame draw:style-name="gr3" draw:text-style-name="P2" draw:layer="layout" svg:width="1.67cm" svg:height="1.133cm" svg:x="1.8cm" svg:y="14.212cm">
          <draw:text-box>
            <text:p>2<text:span text:style-name="T1">1</text:span>+</text:p>
          </draw:text-box>
        </draw:frame>
        <draw:frame draw:style-name="gr3" draw:text-style-name="P2" draw:layer="layout" svg:width="1.67cm" svg:height="1.133cm" svg:x="22.735cm" svg:y="9.475cm">
          <draw:text-box>
            <text:p>2<text:span text:style-name="T1">2</text:span>+</text:p>
          </draw:text-box>
        </draw:frame>
        <draw:frame draw:style-name="gr7" draw:text-style-name="P3" draw:layer="layout" svg:width="3.084cm" svg:height="0.988cm" svg:x="5.066cm" svg:y="16.75cm">
          <draw:text-box>
            <text:p><text:span text:style-name="T3">328 keV</text:span></text:p>
          </draw:text-box>
        </draw:frame>
        <draw:frame draw:style-name="gr7" draw:text-style-name="P3" draw:layer="layout" svg:width="3.084cm" svg:height="0.988cm" svg:x="10.88cm" svg:y="11.391cm">
          <draw:text-box>
            <text:p><text:span text:style-name="T3">622 keV</text:span></text:p>
          </draw:text-box>
        </draw:frame>
        <draw:frame draw:style-name="gr8" draw:text-style-name="P3" draw:layer="layout" svg:width="3.69cm" svg:height="0.988cm" svg:x="17.39cm" svg:y="12.011cm">
          <draw:text-box>
            <text:p><text:span text:style-name="T3">293.5 keV</text:span></text:p>
          </draw:text-box>
        </draw:frame>
        <draw:frame draw:style-name="gr6" draw:text-style-name="P2" draw:layer="layout" svg:width="3.487cm" svg:height="0.988cm" svg:x="7.963cm" svg:y="14.603cm">
          <draw:text-box>
            <text:p>328 keV</text:p>
          </draw:text-box>
        </draw:frame>
        <draw:frame draw:style-name="gr7" draw:text-style-name="P2" draw:layer="layout" svg:width="3.084cm" svg:height="0.988cm" svg:x="14.635cm" svg:y="9.753cm">
          <draw:text-box>
            <text:p>622 keV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0" presentation:use-date-time-name="dtd1">
        <office:forms form:automatic-focus="false" form:apply-design-mode="false"/>
        <draw:line draw:style-name="gr1" draw:text-style-name="P1" draw:layer="layout" svg:x1="2cm" svg:y1="18.54cm" svg:x2="11.45cm" svg:y2="18.54cm">
          <text:p/>
        </draw:line>
        <draw:line draw:style-name="gr1" draw:text-style-name="P1" draw:layer="layout" svg:x1="2cm" svg:y1="15.591cm" svg:x2="11.45cm" svg:y2="15.591cm">
          <text:p/>
        </draw:line>
        <draw:line draw:style-name="gr1" draw:text-style-name="P1" draw:layer="layout" svg:x1="13.302cm" svg:y1="12.151cm" svg:x2="22.752cm" svg:y2="12.151cm">
          <text:p/>
        </draw:line>
        <draw:line draw:style-name="gr12" draw:text-style-name="P1" draw:layer="layout" svg:x1="5.844cm" svg:y1="18.54cm" svg:x2="5.844cm" svg:y2="15.591cm">
          <text:p/>
        </draw:line>
        <draw:line draw:style-name="gr12" draw:text-style-name="P1" draw:layer="layout" svg:x1="4.634cm" svg:y1="15.591cm" svg:x2="4.634cm" svg:y2="18.54cm">
          <text:p/>
        </draw:line>
        <draw:frame draw:style-name="gr13" draw:text-style-name="P2" draw:layer="layout" svg:width="1.438cm" svg:height="0.988cm" svg:x="1.8cm" svg:y="17.312cm">
          <draw:text-box>
            <text:p>0+</text:p>
          </draw:text-box>
        </draw:frame>
        <draw:frame draw:style-name="gr13" draw:text-style-name="P2" draw:layer="layout" svg:width="1.438cm" svg:height="0.988cm" svg:x="1.8cm" svg:y="14.212cm">
          <draw:text-box>
            <text:p>2+</text:p>
          </draw:text-box>
        </draw:frame>
        <draw:frame draw:style-name="gr13" draw:text-style-name="P2" draw:layer="layout" svg:width="1.438cm" svg:height="0.988cm" svg:x="13.404cm" svg:y="10.621cm">
          <draw:text-box>
            <text:p>2+</text:p>
          </draw:text-box>
        </draw:frame>
        <draw:line draw:style-name="gr12" draw:text-style-name="P1" draw:layer="layout" svg:x1="14.438cm" svg:y1="12.151cm" svg:x2="10.152cm" svg:y2="18.54cm">
          <text:p/>
        </draw:line>
        <draw:line draw:style-name="gr12" draw:text-style-name="P1" draw:layer="layout" svg:x1="11.456cm" svg:y1="18.489cm" svg:x2="15.742cm" svg:y2="12.1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g>
          <draw:line draw:style-name="gr12" draw:text-style-name="P1" draw:layer="layout" svg:x1="5.546cm" svg:y1="15.67cm" svg:x2="5.546cm" svg:y2="12.721cm">
            <text:p/>
          </draw:line>
          <draw:line draw:style-name="gr12" draw:text-style-name="P1" draw:layer="layout" svg:x1="4.336cm" svg:y1="12.721cm" svg:x2="4.336cm" svg:y2="15.67cm">
            <text:p/>
          </draw:line>
          <draw:frame draw:style-name="gr13" draw:text-style-name="P2" draw:layer="layout" svg:width="1.438cm" svg:height="0.988cm" svg:x="1.502cm" svg:y="14.442cm">
            <draw:text-box>
              <text:p>0+</text:p>
            </draw:text-box>
          </draw:frame>
          <draw:frame draw:style-name="gr13" draw:text-style-name="P2" draw:layer="layout" svg:width="1.438cm" svg:height="0.988cm" svg:x="1.502cm" svg:y="11.342cm">
            <draw:text-box>
              <text:p>2+</text:p>
            </draw:text-box>
          </draw:frame>
          <draw:frame draw:style-name="gr13" draw:text-style-name="P2" draw:layer="layout" svg:width="1.438cm" svg:height="0.988cm" svg:x="13.106cm" svg:y="7.751cm">
            <draw:text-box>
              <text:p>2+</text:p>
            </draw:text-box>
          </draw:frame>
          <draw:line draw:style-name="gr14" draw:text-style-name="P1" draw:layer="layout" svg:x1="16.078cm" svg:y1="9.281cm" svg:x2="16.078cm" svg:y2="15.614cm">
            <text:p/>
          </draw:line>
          <draw:line draw:style-name="gr14" draw:text-style-name="P1" draw:layer="layout" svg:x1="18.164cm" svg:y1="15.614cm" svg:x2="18.164cm" svg:y2="9.281cm">
            <text:p/>
          </draw:line>
          <draw:line draw:style-name="gr15" draw:text-style-name="P1" draw:layer="layout" svg:x1="10.843cm" svg:y1="12.665cm" svg:x2="13.004cm" svg:y2="9.281cm">
            <text:p/>
          </draw:line>
          <draw:line draw:style-name="gr15" draw:text-style-name="P1" draw:layer="layout" svg:x1="10.843cm" svg:y1="15.614cm" svg:x2="10.843cm" svg:y2="12.665cm">
            <text:p/>
          </draw:line>
          <draw:line draw:style-name="gr15" draw:text-style-name="P1" draw:layer="layout" svg:x1="13.246cm" svg:y1="9.281cm" svg:x2="13.246cm" svg:y2="15.614cm">
            <text:p/>
          </draw:line>
          <draw:custom-shape draw:style-name="gr16" draw:text-style-name="P5" draw:layer="layout" svg:width="1.826cm" svg:height="2.273cm" svg:x="4.025cm" svg:y="11.105cm">
            <text:p/>
            <draw:enhanced-geometry svg:viewBox="0 0 21600 21600" draw:text-areas="0 0 21600 21600" draw:type="circular-arrow" draw:modifiers="166.16550140082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7" draw:text-style-name="P6" draw:layer="layout" svg:width="1.826cm" svg:height="2.273cm" svg:x="16.338cm" svg:y="7.266cm">
            <text:p/>
            <draw:enhanced-geometry svg:viewBox="0 0 21600 21600" draw:text-areas="0 0 21600 21600" draw:type="circular-arrow" draw:modifiers="166.16550140082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1" draw:text-style-name="P1" draw:layer="layout" svg:x1="1.702cm" svg:y1="12.721cm" svg:x2="11.152cm" svg:y2="12.721cm">
            <text:p/>
          </draw:line>
          <draw:line draw:style-name="gr1" draw:text-style-name="P1" draw:layer="layout" svg:x1="13.004cm" svg:y1="9.281cm" svg:x2="22.454cm" svg:y2="9.281cm">
            <text:p/>
          </draw:line>
          <draw:line draw:style-name="gr1" draw:text-style-name="P1" draw:layer="layout" svg:x1="1.702cm" svg:y1="15.67cm" svg:x2="22.546cm" svg:y2="15.614cm">
            <text:p/>
          </draw:line>
        </draw:g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1409a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002342" draw:marker-start-width="0.5cm" draw:marker-end-width="0.5cm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21:07:14.624877405</meta:creation-date>
    <meta:editing-duration>PT44M50S</meta:editing-duration>
    <meta:editing-cycles>10</meta:editing-cycles>
    <meta:generator>LibreOffice/6.0.7.3$Linux_X86_64 LibreOffice_project/00m0$Build-3</meta:generator>
    <dc:date>2019-08-10T16:24:24.869717025</dc:date>
    <meta:document-statistic meta:object-count="132"/>
  </office:meta>
</office:document-meta>
</file>